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1000002C712927D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593cm" svg:x="0.968cm" svg:y="0.606cm">
          <draw:image xlink:href="Pictures/1000000000000451000002C712927D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29T09:23:25</meta:creation-date>
    <dc:creator>Jussi Eloranta</dc:creator>
    <dc:date>2008-05-29T09:24:15</dc:date>
    <meta:editing-cycles>1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